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MACHE PACCO, MONICA</text:p>
            <text:p text:style-name="P5"><text:span text:style-name="T15">Dni</text:span><text:span text:style-name="T14">:441317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MACHE PACCO, MONI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1317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717267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16</text:p>
            <text:p text:style-name="P16"/>
          </table:table-cell>
        </table:table-row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24</text:p>
            <text:p text:style-name="P16"/>
          </table:table-cell>
        </table:table-row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24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4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10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32662</text:span></text:p>
          </table:table-cell>
          <table:table-cell table:style-name="Tabla3.A2" office:value-type="string">
            <text:p text:style-name="P6"><text:span text:style-name="T11">LA2065</text:span></text:p>
          </table:table-cell>
          <table:table-cell table:style-name="Tabla3.A2" office:value-type="string">
            <text:p text:style-name="P6"><text:span text:style-name="T11">15:05 PM</text:span></text:p>
          </table:table-cell>
          <table:table-cell table:style-name="Tabla3.A2" office:value-type="string">
            <text:p text:style-name="P6"><text:span text:style-name="T11">202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. ROJOS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11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